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╔ ╗ ╘ ╛ ╙ ╜ ╚ ╝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Muster</meta:initial-creator>
    <meta:creation-date>2023-12-13T08:31:17.02</meta:creation-date>
    <meta:document-statistic meta:table-count="0" meta:image-count="0" meta:object-count="0" meta:page-count="1" meta:paragraph-count="1" meta:word-count="8" meta:character-count="16"/>
    <dc:date>2023-12-13T08:31:30.56</dc:date>
    <dc:creator>Anton Muster</dc:creator>
    <meta:editing-duration>PT13S</meta:editing-duration>
    <meta:editing-cycles>1</meta:editing-cycles>
    <meta:generator>OpenOffice/4.1.14$Win32 OpenOffice.org_project/4114m1$Build-9811</meta:generator>
  </office:meta>
</office:document-meta>
</file>